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menubar.xml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580000001F22F237FA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Basic/Standard/darktable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OpenSymbol" svg:font-family="OpenSymbol"/>
    <style:font-face style:name="Times New Roman2" svg:font-family="'Times New Roman'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Cursiva" style:font-family-generic="swiss" style:font-pitch="variable"/>
    <style:font-face style:name="Arial1" svg:font-family="Arial" style:font-adornments="Normal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Darktable_20_text">
      <style:text-properties fo:font-weight="bold" style:font-weight-asian="bold" style:font-weight-complex="bold"/>
    </style:style>
    <style:style style:name="P3" style:family="paragraph" style:parent-style-name="Darktable_20_text">
      <style:text-properties fo:language="en" fo:country="GB"/>
    </style:style>
    <style:style style:name="P4" style:family="paragraph" style:parent-style-name="Darktable_20_text">
      <style:text-properties fo:font-size="11pt"/>
    </style:style>
    <style:style style:name="P5" style:family="paragraph" style:parent-style-name="Darktable_20_text">
      <style:text-properties style:font-name="Times New Roman2"/>
    </style:style>
    <style:style style:name="P6" style:family="paragraph" style:parent-style-name="Darktable_20_text">
      <style:paragraph-properties fo:margin-top="0mm" fo:margin-bottom="2.12mm"/>
      <style:text-properties fo:font-weight="bold" style:font-weight-asian="bold" style:font-weight-complex="bold"/>
    </style:style>
    <style:style style:name="P7" style:family="paragraph" style:parent-style-name="Darktable_20_chapter_20_separator">
      <style:paragraph-properties fo:break-after="page"/>
    </style:style>
    <style:style style:name="P8" style:family="paragraph" style:parent-style-name="Table_20_Contents">
      <style:text-properties fo:font-size="11pt"/>
    </style:style>
    <style:style style:name="P9" style:family="paragraph" style:parent-style-name="Table_20_Contents">
      <style:paragraph-properties fo:text-align="center" style:justify-single-word="false"/>
      <style:text-properties fo:font-size="11pt"/>
    </style:style>
    <style:style style:name="P10" style:family="paragraph" style:parent-style-name="Darktable_20_caption">
      <style:paragraph-properties text:number-lines="false" text:line-number="0"/>
    </style:style>
    <style:style style:name="P11" style:family="paragraph" style:parent-style-name="Text_20_body">
      <style:text-properties style:font-name="Times New Roman2"/>
    </style:style>
    <style:style style:name="P12" style:family="paragraph" style:parent-style-name="Standard">
      <style:text-properties fo:font-size="11pt"/>
    </style:style>
    <style:style style:name="P13" style:family="paragraph" style:parent-style-name="Contents_20_2">
      <style:paragraph-properties>
        <style:tab-stops>
          <style:tab-stop style:position="165.01mm" style:type="right" style:leader-style="dotted" style:leader-text="."/>
        </style:tab-stops>
      </style:paragraph-properties>
    </style:style>
    <style:style style:name="P14" style:family="paragraph" style:parent-style-name="Contents_20_3">
      <style:paragraph-properties>
        <style:tab-stops>
          <style:tab-stop style:position="160.02mm" style:type="right" style:leader-style="dotted" style:leader-text="."/>
        </style:tab-stops>
      </style:paragraph-properties>
    </style:style>
    <style:style style:name="P15" style:family="paragraph" style:parent-style-name="Contents_20_1">
      <style:paragraph-properties>
        <style:tab-stops>
          <style:tab-stop style:position="170mm" style:type="right" style:leader-style="dotted" style:leader-text="."/>
        </style:tab-stops>
      </style:paragraph-properties>
    </style:style>
    <style:style style:name="P16" style:family="paragraph" style:parent-style-name="Darktable_20_text" style:list-style-name="L5"/>
    <style:style style:name="P17" style:family="paragraph" style:parent-style-name="Darktable_20_text" style:list-style-name="L6"/>
    <style:style style:name="P18" style:family="paragraph" style:parent-style-name="Darktable_20_text" style:list-style-name="L7"/>
    <style:style style:name="P19" style:family="paragraph" style:parent-style-name="Darktable_20_text" style:list-style-name="L8"/>
    <style:style style:name="P20" style:family="paragraph" style:parent-style-name="Darktable_20_chapter_20_number">
      <style:paragraph-properties fo:break-before="page"/>
    </style:style>
    <style:style style:name="P21" style:family="paragraph" style:parent-style-name="Darktable_20_heading_20_1" style:list-style-name=""/>
    <style:style style:name="P22" style:family="paragraph" style:parent-style-name="Darktable_20_heading_20_1">
      <style:paragraph-properties fo:break-before="page"/>
    </style:style>
    <style:style style:name="T1" style:family="text">
      <style:text-properties style:text-line-through-style="solid" style:text-line-through-type="double" fo:background-color="transparent"/>
    </style:style>
    <style:style style:name="T2" style:family="text">
      <style:text-properties style:text-line-through-style="none" fo:background-color="transparent"/>
    </style:style>
    <style:style style:name="T3" style:family="text">
      <style:text-properties fo:font-style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ize="11pt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style:font-name="Times New Roman2"/>
    </style:style>
    <style:style style:name="T8" style:family="text">
      <style:text-properties style:use-window-font-color="true" fo:font-style="italic" fo:font-weight="bold"/>
    </style:style>
    <style:style style:name="fr1" style:family="graphic" style:parent-style-name="Frame">
      <style:graphic-properties fo:margin-left="0mm" fo:margin-right="0mm" fo:margin-top="0mm" fo:margin-bottom="4.99mm" style:run-through="foreground" style:wrap="dynamic" style:number-wrapped-paragraphs="no-limit" style:vertical-pos="from-top" style:vertical-rel="paragraph" style:horizontal-pos="from-left" style:horizontal-rel="paragraph" fo:padding="0mm" fo:border="none" style:shadow="none"/>
    </style:style>
    <style:style style:name="fr2" style:family="graphic" style:parent-style-name="Graphics">
      <style:graphic-properties fo:margin-left="0mm" fo:margin-right="0mm" fo:margin-top="0mm" fo:margin-bottom="0mm" style:run-through="foreground" style:wrap="none" style:vertical-pos="from-top" style:vertical-rel="paragraph-content" style:horizontal-pos="center" style:horizontal-rel="paragraph-content" fo:padding="0mm" fo:border="none" style:shadow="none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m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7.48mm" text:min-label-width="4.99mm"/>
      </text:list-level-style-bullet>
      <text:list-level-style-bullet text:level="2" text:style-name="Bullet_20_Symbols" style:num-suffix="." text:bullet-char="•">
        <style:list-level-properties text:space-before="19.95mm" text:min-label-width="4.99mm"/>
      </text:list-level-style-bullet>
      <text:list-level-style-bullet text:level="3" text:style-name="Bullet_20_Symbols" style:num-suffix="." text:bullet-char="•">
        <style:list-level-properties text:space-before="32.42mm" text:min-label-width="4.99mm"/>
      </text:list-level-style-bullet>
      <text:list-level-style-bullet text:level="4" text:style-name="Bullet_20_Symbols" style:num-suffix="." text:bullet-char="•">
        <style:list-level-properties text:space-before="44.89mm" text:min-label-width="4.99mm"/>
      </text:list-level-style-bullet>
      <text:list-level-style-bullet text:level="5" text:style-name="Bullet_20_Symbols" style:num-suffix="." text:bullet-char="•">
        <style:list-level-properties text:space-before="57.36mm" text:min-label-width="4.99mm"/>
      </text:list-level-style-bullet>
      <text:list-level-style-bullet text:level="6" text:style-name="Bullet_20_Symbols" style:num-suffix="." text:bullet-char="•">
        <style:list-level-properties text:space-before="69.83mm" text:min-label-width="4.99mm"/>
      </text:list-level-style-bullet>
      <text:list-level-style-bullet text:level="7" text:style-name="Bullet_20_Symbols" style:num-suffix="." text:bullet-char="•">
        <style:list-level-properties text:space-before="82.3mm" text:min-label-width="4.99mm"/>
      </text:list-level-style-bullet>
      <text:list-level-style-bullet text:level="8" text:style-name="Bullet_20_Symbols" style:num-suffix="." text:bullet-char="•">
        <style:list-level-properties text:space-before="94.78mm" text:min-label-width="4.99mm"/>
      </text:list-level-style-bullet>
      <text:list-level-style-bullet text:level="9" text:style-name="Bullet_20_Symbols" style:num-suffix="." text:bullet-char="•">
        <style:list-level-properties text:space-before="107.25mm" text:min-label-width="4.99mm"/>
      </text:list-level-style-bullet>
      <text:list-level-style-bullet text:level="10" text:style-name="Bullet_20_Symbols" style:num-suffix="." text:bullet-char="•">
        <style:list-level-properties text:space-before="119.72mm" text:min-label-width="4.99mm"/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7.48mm" text:min-label-width="4.99mm"/>
      </text:list-level-style-bullet>
      <text:list-level-style-bullet text:level="2" text:style-name="Bullet_20_Symbols" style:num-suffix="." text:bullet-char="•">
        <style:list-level-properties text:space-before="19.95mm" text:min-label-width="4.99mm"/>
      </text:list-level-style-bullet>
      <text:list-level-style-bullet text:level="3" text:style-name="Bullet_20_Symbols" style:num-suffix="." text:bullet-char="•">
        <style:list-level-properties text:space-before="32.42mm" text:min-label-width="4.99mm"/>
      </text:list-level-style-bullet>
      <text:list-level-style-bullet text:level="4" text:style-name="Bullet_20_Symbols" style:num-suffix="." text:bullet-char="•">
        <style:list-level-properties text:space-before="44.89mm" text:min-label-width="4.99mm"/>
      </text:list-level-style-bullet>
      <text:list-level-style-bullet text:level="5" text:style-name="Bullet_20_Symbols" style:num-suffix="." text:bullet-char="•">
        <style:list-level-properties text:space-before="57.36mm" text:min-label-width="4.99mm"/>
      </text:list-level-style-bullet>
      <text:list-level-style-bullet text:level="6" text:style-name="Bullet_20_Symbols" style:num-suffix="." text:bullet-char="•">
        <style:list-level-properties text:space-before="69.83mm" text:min-label-width="4.99mm"/>
      </text:list-level-style-bullet>
      <text:list-level-style-bullet text:level="7" text:style-name="Bullet_20_Symbols" style:num-suffix="." text:bullet-char="•">
        <style:list-level-properties text:space-before="82.3mm" text:min-label-width="4.99mm"/>
      </text:list-level-style-bullet>
      <text:list-level-style-bullet text:level="8" text:style-name="Bullet_20_Symbols" style:num-suffix="." text:bullet-char="•">
        <style:list-level-properties text:space-before="94.78mm" text:min-label-width="4.99mm"/>
      </text:list-level-style-bullet>
      <text:list-level-style-bullet text:level="9" text:style-name="Bullet_20_Symbols" style:num-suffix="." text:bullet-char="•">
        <style:list-level-properties text:space-before="107.25mm" text:min-label-width="4.99mm"/>
      </text:list-level-style-bullet>
      <text:list-level-style-bullet text:level="10" text:style-name="Bullet_20_Symbols" style:num-suffix="." text:bullet-char="•">
        <style:list-level-properties text:space-before="119.72mm" text:min-label-width="4.99mm"/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1" text:separation-character="." text:name="Figure"/>
      </text:sequence-decls>
      <text:h text:style-name="Darktable_20_preface_20_title" text:outline-level="1">Digital photo development with Darktable</text:h>
      <text:p text:style-name="Darktable_20_text">Manage and develop your digital images with Darktable v0.8 .</text:p>
      <text:p text:style-name="Darktable_20_text"/>
      <text:p text:style-name="Darktable_20_text"/>
      <text:p text:style-name="Darktable_20_text"/>
      <text:p text:style-name="Darktable_20_text"/>
      <text:p text:style-name="Darktable_20_text"/>
      <text:p text:style-name="Darktable_20_text"><text:s/></text:p>
      <text:p text:style-name="P2">Stefano Fornari, Mario Latronico, Nicholas Manea</text:p>
      <text:h text:style-name="P22" text:outline-level="2">Copyright and License</text:h>
      <text:p text:style-name="Darktable_20_text">Copyright © 2011 Stefano Fornari, Mario Latronico, Nicholas Manea</text:p>
      <text:p text:style-name="Darktable_20_text"><draw:frame draw:style-name="fr1" draw:name="Frame8" text:anchor-type="paragraph" svg:x="0.34mm" svg:y="-0.46mm" svg:width="170.23mm" draw:z-index="1"><draw:text-box fo:min-height="16.69mm"><text:p text:style-name="Darktable_20_caption"><draw:frame draw:style-name="fr2" draw:name="graphics1" text:anchor-type="paragraph" svg:y="0.02mm" svg:width="23.28mm" svg:height="8.2mm" draw:z-index="0"><draw:image xlink:href="Pictures/10000000000000580000001F22F237FA.png" xlink:type="simple" xlink:show="embed" xlink:actuate="onLoad"/></draw:frame>This work is licensed under a Creative Commons Attribution-ShareAlike 3.0 Unported License.</text:p></draw:text-box></draw:frame>Darktable User Guide is distributed in the hope that it will be useful, but WITHOUT ANY WARRANTY; without even the implied warranty of MERCHANTABILITY or FITNESS FOR A PARTICULAR PURPOSE.</text:p>
      <text:p text:style-name="P7"><text:s/></text:p>
      <text:table-of-content text:style-name="Sect1" text:protected="true" text:name="Table of Contents1">
        <text:table-of-content-source text:outline-level="3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5">Digital photo development with Darktable<text:tab/>1</text:p>
          <text:p text:style-name="P13">Copyright and License<text:tab/>2</text:p>
          <text:p text:style-name="P13">Preface<text:tab/>4</text:p>
          <text:p text:style-name="P14">Credits<text:tab/>4</text:p>
          <text:p text:style-name="P14">Who should read this book<text:tab/>4</text:p>
          <text:p text:style-name="P14">Conventions<text:tab/>4</text:p>
        </text:index-body>
      </text:table-of-content>
      <text:p text:style-name="Standard"/>
      <text:h text:style-name="P21" text:outline-level="2"/>
      <text:h text:style-name="P22" text:outline-level="2">Preface</text:h>
      <text:h text:style-name="Darktable_20_heading_20_2" text:outline-level="3">Credits</text:h>
      <text:p text:style-name="P2">Authors</text:p>
      <text:p text:style-name="Darktable_20_text"><text:tab/>Stefano Fornari, Mario Latronico, Nicholas Manea</text:p>
      <text:p text:style-name="P2">Reviewers</text:p>
      <text:p text:style-name="P2"/>
      <text:p text:style-name="P6">Contributors</text:p>
      <text:h text:style-name="Darktable_20_heading_20_2" text:outline-level="3">Who should read this book</text:h>
      <text:p text:style-name="Darktable_20_text">Darktable is an application to manage and develop digital photographs. It is a digital photo editing software like Photoshop or the GIMP. With darktable we can organize, rate, tag, sort and search our photograph collections in a easy and intuitive way. We can also develop our digital photographs adjusting colors and composition and applying corrections and filters. Darktable is a not-destructive image processing software that allows you to post-process the images without loosing the original picture. Photos can than exported in the most commonly used formats.</text:p>
      <text:p text:style-name="Darktable_20_text">This book is written by beginners for beginners. It drives the reader through a smooth learning process, starting with a simple tutorial first, then exploring the many functionalities provided by the program and finally explaining the most common processing (workflows) and the concepts behind them.</text:p>
      <text:h text:style-name="Darktable_20_heading_20_2" text:outline-level="3">Conventions</text:h>
      <text:p text:style-name="Darktable_20_text">In this book, a number of styles of text are used to distinguish between different kinds of information. Here are a list of these styles and an explanation of their meaning.</text:p>
      <text:p text:style-name="Darktable_20_text">A command line input or output is written as follows:</text:p>
      <text:p text:style-name="Darktable_20_command_20_line">$ bin/darktable</text:p>
      <text:p text:style-name="Darktable_20_command_20_line">Starting darktable...Digital photo development with Darktable</text:p>
      <text:p text:style-name="Darktable_20_text">Manage and develop your digital images with Darktable v0.8 .</text:p>
      <text:p text:style-name="Darktable_20_text"><text:bookmark text:name="one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OpenSymbol" svg:font-family="OpenSymbol"/>
    <style:font-face style:name="Times New Roman2" svg:font-family="'Times New Roman'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Cursiva" style:font-family-generic="swiss" style:font-pitch="variable"/>
    <style:font-face style:name="Arial1" svg:font-family="Arial" style:font-adornments="Normal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Times New Roman" fo:font-size="12pt" fo:language="en" fo:country="US" style:letter-kerning="true" style:font-name-asian="AR PL UMing H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Arial" fo:font-size="14pt" style:font-name-asian="AR PL UMing H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Darktable_20_text" style:display-name="Darktable text" style:family="paragraph" style:parent-style-name="Text_20_body">
      <style:text-properties style:font-name="Times New Roman1" fo:font-size="11pt" style:font-size-asian="10.5pt"/>
    </style:style>
    <style:style style:name="Darktable_20_chapter_20_number" style:display-name="Darktable chapter number" style:family="paragraph" style:parent-style-name="Standard">
      <style:paragraph-properties fo:text-align="end" style:justify-single-word="false"/>
      <style:text-properties style:font-name="Arial" fo:font-size="60pt" fo:font-weight="bold" style:font-size-asian="60pt" style:font-weight-asian="bold" style:font-size-complex="60pt" style:font-weight-complex="bold"/>
    </style:style>
    <style:style style:name="Darktable_20_chapter_20_title" style:display-name="Darktable chapter title" style:family="paragraph" style:parent-style-name="Darktable_20_chapter_20_number" style:next-style-name="Text_20_body" style:default-outline-level="1" style:list-style-name="" style:master-page-name="">
      <style:paragraph-properties fo:margin-top="0mm" fo:margin-bottom="14.99mm" style:page-number="auto"/>
      <style:text-properties fo:font-size="28pt" fo:font-weight="bold" style:font-size-asian="28pt" style:font-weight-asian="normal" style:font-size-complex="28pt" style:font-weight-complex="normal"/>
    </style:style>
    <style:style style:name="Darktable_20_preface_20_title" style:display-name="Darktable preface title" style:family="paragraph" style:parent-style-name="Darktable_20_chapter_20_title" style:next-style-name="Darktable_20_text">
      <style:paragraph-properties fo:margin-top="25.4mm" fo:margin-bottom="25.4mm" fo:text-align="center" style:justify-single-word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mm" fo:margin-right="0mm" fo:margin-top="4.99mm" fo:margin-bottom="2.5mm" fo:text-indent="0mm" style:auto-text-indent="false" style:shadow="none"/>
      <style:text-properties fo:font-size="16pt" fo:font-weight="bold" style:font-size-asian="16pt" style:font-weight-asian="bold" style:font-size-complex="16pt" style:font-weight-complex="bold"/>
    </style:style>
    <style:style style:name="Darktable_20_heading_20_1" style:display-name="Darktable heading 1" style:family="paragraph" style:parent-style-name="Heading_20_1" style:next-style-name="Darktable_20_text" style:default-outline-level="2">
      <style:text-properties style:font-name="Arial1" fo:font-size="16pt" fo:font-weight="bold"/>
    </style:style>
    <style:style style:name="Darktable_20_chapter_20_separator" style:display-name="Darktable chapter separator" style:family="paragraph" style:parent-style-name="Standard"/>
    <style:style style:name="Contents_20_Heading" style:display-name="Contents Heading" style:family="paragraph" style:parent-style-name="Heading" style:class="index" style:master-page-name="">
      <style:paragraph-properties fo:margin-left="0mm" fo:margin-right="0mm" fo:text-indent="0mm" style:auto-text-indent="false" style:page-number="auto" fo:break-before="pag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mm" fo:margin-right="0mm" fo:text-indent="0mm" style:auto-text-indent="false">
        <style:tab-stops>
          <style:tab-stop style:position="170m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4.99mm" fo:margin-right="0mm" fo:text-indent="0mm" style:auto-text-indent="false">
        <style:tab-stops>
          <style:tab-stop style:position="165.01m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9.98mm" fo:margin-right="0mm" fo:text-indent="0mm" style:auto-text-indent="false">
        <style:tab-stops>
          <style:tab-stop style:position="160.02m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Standard" style:next-style-name="Text_20_body" style:class="text" style:master-page-name="">
      <style:paragraph-properties fo:margin-left="0mm" fo:margin-right="0mm" fo:margin-top="4mm" fo:margin-bottom="1.99mm" fo:hyphenation-ladder-count="no-limit" fo:text-indent="0mm" style:auto-text-indent="false" style:page-number="auto" style:shadow="none" fo:keep-with-next="always"/>
      <style:text-properties fo:color="#333399" style:font-name="Arial" fo:font-size="14pt" fo:language="en" fo:country="GB" fo:font-weight="bold" style:font-size-asian="14pt" style:font-weight-asian="bold" style:font-name-complex="Arial" style:font-size-complex="14pt" style:font-style-complex="italic" style:font-weight-complex="bold" fo:hyphenate="true" fo:hyphenation-remain-char-count="2" fo:hyphenation-push-char-count="2"/>
    </style:style>
    <style:style style:name="Darktable_20_heading_20_2" style:display-name="Darktable heading 2" style:family="paragraph" style:parent-style-name="Heading_20_2" style:next-style-name="Darktable_20_text" style:default-outline-level="3">
      <style:text-properties style:use-window-font-color="true" fo:font-weight="bold" style:font-style-complex="normal" style:font-weight-complex="normal"/>
    </style:style>
    <style:style style:name="Darktable_20_command_20_line" style:display-name="Darktable command line" style:family="paragraph" style:parent-style-name="Darktable_20_text">
      <style:text-properties style:font-name="Courier New" fo:font-weight="bold" style:font-weight-asian="bold" style:font-weight-complex="bold"/>
    </style:style>
    <style:style style:name="Darktable_20_caption" style:display-name="Darktable caption" style:family="paragraph" style:parent-style-name="Caption" style:master-page-name="">
      <style:paragraph-properties fo:margin-top="2.03mm" fo:margin-bottom="5.08mm" fo:text-align="center" style:justify-single-word="false" style:page-number="auto"/>
      <style:text-properties style:font-name="Arial2" fo:font-size="10pt" fo:letter-spacing="0.35mm" style:font-weight-asian="normal" style:font-weight-complex="normal"/>
    </style:style>
    <style:style style:name="Frame_20_contents" style:display-name="Frame contents" style:family="paragraph" style:parent-style-name="Text_20_body" style:class="extra"/>
    <style:style style:name="List_20_1" style:display-name="List 1" style:family="paragraph" style:parent-style-name="List" style:class="list">
      <style:paragraph-properties fo:margin-left="6.35mm" fo:margin-right="0mm" fo:margin-top="0mm" fo:margin-bottom="2.12mm" fo:text-indent="-6.35mm" style:auto-text-indent="false"/>
    </style:style>
    <style:style style:name="List_20_3" style:display-name="List 3" style:family="paragraph" style:parent-style-name="List" style:class="list">
      <style:paragraph-properties fo:margin-left="19.05mm" fo:margin-right="0mm" fo:margin-top="0mm" fo:margin-bottom="2.12mm" fo:text-indent="-6.35mm" style:auto-text-indent="false"/>
    </style:style>
    <style:style style:name="Illustration" style:family="paragraph" style:parent-style-name="Caption" style:class="extra"/>
    <style:style style:name="Figure" style:family="paragraph" style:parent-style-name="Caption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arktable_20_heading_20_3" style:display-name="Darktable heading 3" style:family="paragraph" style:parent-style-name="Darktable_20_heading_20_2" style:next-style-name="Darktable_20_text" style:default-outline-level="" style:list-style-name="">
      <style:text-properties style:use-window-font-color="true" fo:font-size="12pt" fo:font-weight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text-properties style:font-name="Times New Roman" fo:font-size="10pt" fo:font-weight="bold" style:font-name-asian="DejaVu Sans" style:font-size-asian="10pt" style:font-weight-asian="bold" style:font-name-complex="Lohit Hindi" style:font-size-complex="10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list-style-name="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list-style-name="" style:class="text">
      <style:text-properties fo:font-size="75%" fo:font-weight="bold" style:font-size-asian="75%" style:font-weight-asian="bold" style:font-size-complex="75%" style:font-weight-complex="bold"/>
    </style:style>
    <style:style style:name="Darktable_20_heading_20_4" style:display-name="Darktable heading 4" style:family="paragraph" style:parent-style-name="Darktable_20_text" style:next-style-name="Darktable_20_text">
      <style:paragraph-properties fo:margin-top="4mm" fo:margin-bottom="1.99mm"/>
      <style:text-properties style:font-name="Arial" fo:font-weight="bold" style:font-weight-asian="bold" style:font-weight-complex="bold"/>
    </style:style>
    <style:style style:name="Darktable_20_heading_20_5" style:display-name="Darktable heading 5" style:family="paragraph" style:parent-style-name="Darktable_20_heading_20_4">
      <style:text-properties fo:font-style="italic" fo:font-weight="normal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Emphasis" style:family="text">
      <style:text-properties fo:font-style="italic" style:font-style-asian="italic" style:font-style-complex="italic"/>
    </style:style>
    <style:style style:name="Darktable_20_emphasis" style:display-name="Darktable emphasis" style:family="text" style:parent-style-name="Emphasis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2mm solid #000000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style:text-line-through-style="solid" style:text-line-through-type="double" fo:background-color="transparent"/>
    </style:style>
    <style:style style:name="MT2" style:family="text">
      <style:text-properties style:text-line-through-style="none" fo:background-color="transparent"/>
    </style:style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<text:s text:c="3"/></text:span><text:span text:style-name="MT2"><text:s/></text:span><text:page-number text:select-page="current">4</text:page-number> <text:span text:style-name="MT1"><text:s text:c="3"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tefano Fornari</meta:initial-creator>
    <meta:creation-date>2011-06-01T22:54:14</meta:creation-date>
    <dc:date>2011-06-02T22:46:28</dc:date>
    <dc:creator>Stefano Fornari</dc:creator>
    <meta:editing-duration>PT10H24M3S</meta:editing-duration>
    <meta:editing-cycles>53</meta:editing-cycles>
    <meta:generator>LibreOffice/3.3$Linux LibreOffice_project/330m19$Build-202</meta:generator>
    <meta:document-statistic meta:table-count="0" meta:image-count="1" meta:object-count="0" meta:page-count="4" meta:paragraph-count="32" meta:word-count="308" meta:character-count="2016"/>
  </office:meta>
</office:document-meta>
</file>

<file path=Basic/Standard/darktable.xml><?xml version="1.0" encoding="utf-8"?>
<!DOCTYPE module  PUBLIC '-//OpenOffice.org//DTD OfficeDocument 1.0//EN'  'module.dtd'>
<script:module xmlns:script="http://openoffice.org/2000/script" script:name="darktable" script:language="StarBasic">

sub insertSubDocument(filename as String)
    REM  *****  BASIC  *****

	dim document   as object
	dim dispatcher as object
	dim documentFileUrl as String
	dim documentBaseUrl as String
	
	rem ----------------------------------------------------------------------
	rem get access to the document
	document   = ThisComponent.CurrentController.Frame
	dispatcher = createUnoService("com.sun.star.frame.DispatchHelper")
	documentFileUrl =  ThisComponent.getURL()
	
	documentBaseUrl  = left(documentFileUrl,  InStr(documentFileUrl, "darktable.odt")-1)
	
	dispatcher.executeDispatch(document, ".uno:InsertPagebreak", "", 0, Array())
	
	dim args2(1) as new com.sun.star.beans.PropertyValue
	args2(0).Name = "Name"
	args2(0).Value = documentBaseUrl + filename
	args2(1).Name = "Filter"
	args2(1).Value = "writer8"
	
	dispatcher.executeDispatch(document, ".uno:InsertDoc", "", 0, args2())
end sub


sub addTutorial
	insertSubDocument("tutorial/Tutorial.odt")
end sub

sub addChapter1
	insertSubDocument("1/chapter 1.odt")
end sub

sub addChapter2
	insertSubDocument("2/chapter 2.odt")
end sub

sub addChapter3
	insertSubDocument("3/chapter 3.odt")
end sub

sub addAppendices
	insertSubDocument("appendices/appendices.odt")
end sub


sub addAllSections
	addTutorial
	addChapter1
	addChapter2
	addChapter3
	addAppendices
end sub

sub Main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darktable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